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DataSourcesAndTransactionManagersSqlScriptsTests.assertUsers( JdbcTemplate jdbcTemplate , String ...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DataSourcesAndTransactionManagersSqlScriptsTests.databas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g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g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dataSourc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DataSourcesAndTransactionManagersSqlScriptsTests.databas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